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21c3e" officeooo:paragraph-rsid="00421c3e" style:font-size-asian="11pt" style:font-size-complex="11pt"/>
    </style:style>
    <style:style style:name="P2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5148f7" officeooo:paragraph-rsid="005148f7" style:font-size-asian="11pt" style:font-size-complex="11pt"/>
    </style:style>
    <style:style style:name="P3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5316f5" officeooo:paragraph-rsid="005148f7" style:font-size-asian="11pt" style:font-size-complex="11pt"/>
    </style:style>
    <style:style style:name="P4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536e86" officeooo:paragraph-rsid="005316f5" style:font-size-asian="11pt" style:font-size-complex="11pt"/>
    </style:style>
    <style:style style:name="P5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536e86" officeooo:paragraph-rsid="00536e86" style:font-size-asian="11pt" style:font-size-complex="11pt"/>
    </style:style>
    <style:style style:name="T1" style:family="text">
      <style:text-properties officeooo:rsid="0050c7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pi Rest com Spring</text:span><text:tab/><text:tab/><text:tab/><text:tab/><text:tab/><text:tab/><text:tab/><text:tab/>1<text:span text:style-name="T1">8</text:span>/07/2023</text:p>
      <text:p text:style-name="P1"/>
      <text:p text:style-name="P2">Spring boop dev tools – fica reiniciando a aplicação</text:p>
      <text:p text:style-name="P3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4:36:48.511761980</meta:creation-date>
    <dc:date>2023-07-24T15:24:23.630284873</dc:date>
    <meta:editing-duration>PT13H14M46S</meta:editing-duration>
    <meta:editing-cycles>78</meta:editing-cycles>
    <meta:generator>LibreOffice/7.3.7.2$Linux_X86_64 LibreOffice_project/30$Build-2</meta:generator>
    <meta:document-statistic meta:table-count="0" meta:image-count="0" meta:object-count="0" meta:page-count="1" meta:paragraph-count="2" meta:word-count="13" meta:character-count="89" meta:non-whitespace-character-count="70"/>
  </office:meta>
</office:document-meta>
</file>